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ca49" officeooo:paragraph-rsid="0004c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4:52:24.502426384</meta:creation-date>
    <dc:date>2020-03-14T14:53:04.761680666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0.7.3$Linux_X86_64 LibreOffice_project/00m0$Build-3</meta:generator>
  </office:meta>
</office:document-meta>
</file>